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Arial" svg:font-family="Arial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Headline_20_1">
      <style:text-properties fo:language="hu" fo:country="HU"/>
    </style:style>
    <style:style style:name="P2" style:family="paragraph" style:parent-style-name="Absatz_20_mit_20_Initial">
      <style:text-properties fo:language="hu" fo:country="HU"/>
    </style:style>
    <style:style style:name="P3" style:family="paragraph" style:parent-style-name="Absatz_20_Normal">
      <style:text-properties fo:language="hu" fo:country="HU"/>
    </style:style>
    <style:style style:name="T1" style:family="text">
      <style:text-properties fo:font-style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36 - Magyar</text:h>
      <text:p text:style-name="P2">A boszniai amerikai kontingens háromnegyedének – mintegy négyezer katona – magyarországi telepítése egy éven belül megtörténhet. A katonák teljes fegyverzettel és kiszolgálóegységekkel együtt érkeznek, ami garantálja azonnali bevethetoségüket a Balkánon. Értesüléseink szerint a Pentagon azt tervezi, hogy a jugoszláviai helyzet stabilizálódását követoen a hétezres koszovói amerikai kontingens jelentos részét is a magyarországi bázison helyezi majd el.</text:p>
      <text:p text:style-name="P3">A Balkánon állomásozó amerikai csapatok létszámának csökkentése a Bush-kormányzat külpolitikai elképzeléseinek egyik fo pontja. Ennek ellenére Washington továbbra is nagy figyelmet fordít a Balkánra, és ezért döntött úgy, hogy a térséghez legközelebb fekvo NATO-tagállamban, Magyarországon hozza létre a gyors reagálású erok logisztikai bázisát.</text:p>
      <text:p text:style-name="P3">A tervek szerint a taszári támaszpont – ahol jelenleg mintegy háromszáz katona szolgál – kizárólag amerikai kezelésbe kerülne. A bérleti díj eltörlésérol és a fejlesztésekrol az év elején megkezdodtek az egyeztetések. Taszár jelenleg a magyar légiero tartalék reptere. Az amerikai csapatok telepítésével azonban a magyar hadseregnek ismét használatba kellene vennie a pápai repteret.</text:p>
      <text:p text:style-name="P3">Információink szerint bizonyosra veheto, hogy Magyarország a légiero fejlesztéséhez amerikai F–16-os vadászgépeket vásárol. A jelenleg az Egyesült Államokban tartózkodó <text:span text:style-name="T1">Fodor Lajos</text:span> vezérkari fonök tárgyalásainak ez az egyik kiemelt napirendj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Arial" svg:font-family="Arial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_20_Normal" style:display-name="Absatz Normal" style:family="paragraph" style:parent-style-name="Standard">
      <style:paragraph-properties fo:margin-top="0.199cm" fo:margin-bottom="0.199cm" fo:text-align="justify" style:justify-single-word="false" fo:orphans="2" fo:widows="2" fo:hyphenation-ladder-count="2"/>
      <style:text-properties style:letter-kerning="true" fo:hyphenate="true" fo:hyphenation-remain-char-count="2" fo:hyphenation-push-char-count="2"/>
    </style:style>
    <style:style style:name="Headline" style:family="paragraph" style:parent-style-name="Standard" style:next-style-name="Standard">
      <style:paragraph-properties fo:margin-top="0.499cm" fo:margin-bottom="0.349cm" fo:keep-with-next="always"/>
      <style:text-properties style:font-name="Arial" fo:font-size="22pt" fo:text-shadow="1pt 1pt" fo:font-weight="bold"/>
    </style:style>
    <style:style style:name="Headline_20_1" style:display-name="Headline 1" style:family="paragraph" style:parent-style-name="Headline" style:next-style-name="Absatz_20_mit_20_Initial" style:default-outline-level="1">
      <style:text-properties fo:font-size="20pt" fo:language="en" fo:country="US"/>
    </style:style>
    <style:style style:name="Absatz_20_mit_20_Initial" style:display-name="Absatz mit Initial" style:family="paragraph" style:parent-style-name="Absatz_20_Normal" style:next-style-name="Absatz_20_EInzug_20_erste_20_Zeile">
      <style:paragraph-properties>
        <style:drop-cap style:lines="3"/>
      </style:paragraph-properties>
    </style:style>
    <style:style style:name="Absatz_20_EInzug_20_erste_20_Zeile" style:display-name="Absatz EInzug erste Zeile" style:family="paragraph" style:parent-style-name="Absatz_20_Normal">
      <style:paragraph-properties fo:margin-left="0cm" fo:margin-right="0cm" fo:text-indent="0.499cm" style:auto-text-indent="false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52$Build-9000</meta:generator>
    <meta:creation-date>2006-01-30T11:24:19</meta:creation-date>
    <dc:date>2006-01-30T11:25:42</dc:date>
    <dc:language>de-DE</dc:language>
    <meta:editing-cycles>3</meta:editing-cycles>
    <meta:editing-duration>PT1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83" meta:character-count="1436"/>
  </office:meta>
</office:document-meta>
</file>